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fcffe" officeooo:paragraph-rsid="000fcffe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5845" officeooo:paragraph-rsid="00125845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cc7c8" officeooo:paragraph-rsid="000cc7c8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0cc7c8" officeooo:paragraph-rsid="000fcffe" style:font-size-asian="10pt" style:font-size-complex="10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15c92" officeooo:paragraph-rsid="00115c92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7d72a" officeooo:paragraph-rsid="0017d72a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officeooo:paragraph-rsid="0017d72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cc7c8" style:font-size-asian="12pt" style:font-size-complex="12pt"/>
    </style:style>
    <style:style style:name="T3" style:family="text">
      <style:text-properties fo:font-size="12pt" officeooo:rsid="00135593" style:font-size-asian="12pt" style:font-size-complex="12pt"/>
    </style:style>
    <style:style style:name="T4" style:family="text">
      <style:text-properties fo:font-size="12pt" officeooo:rsid="0017d72a" style:font-size-asian="12pt" style:font-size-complex="12pt"/>
    </style:style>
    <style:style style:name="T5" style:family="text">
      <style:text-properties fo:font-size="12pt" officeooo:rsid="00194a26" style:font-size-asian="12pt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officeooo:rsid="001355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9">生產移轉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6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<text:span text:style-name="T7">7/05/16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6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2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6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2">V00<text:span text:style-name="T7">5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9">PCBA :</text:p>
          </table:table-cell>
          <table:covered-table-cell/>
          <table:table-cell table:style-name="表格1.A3" table:number-columns-spanned="11" office:value-type="string">
            <text:p text:style-name="P2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6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1">項目</text:p>
                </table:table-cell>
                <table:table-cell table:style-name="表格2.A1" office:value-type="string">
                  <text:p text:style-name="P11">位置</text:p>
                </table:table-cell>
                <table:table-cell table:style-name="表格2.A1" office:value-type="string">
                  <text:p text:style-name="P11">檔案名稱</text:p>
                </table:table-cell>
                <table:table-cell table:style-name="表格2.A1" office:value-type="string">
                  <text:p text:style-name="P11">檢查碼(MD5)</text:p>
                </table:table-cell>
                <table:table-cell table:style-name="表格2.A1" office:value-type="string">
                  <text:p text:style-name="P11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1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13">BSP_20170503062214.bin</text:p>
                </table:table-cell>
                <table:table-cell table:style-name="表格2.A1" office:value-type="string">
                  <text:p text:style-name="P13">9e3c386d3188e566830612c239a14ad6</text:p>
                </table:table-cell>
                <table:table-cell table:style-name="表格2.A1" office:value-type="string">
                  <text:p text:style-name="P6">Update <text:span text:style-name="T7">BSP.bin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10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5"/>
                </table:table-cell>
              </table:table-row>
              <table:table-row table:style-name="表格2.1">
                <table:table-cell table:style-name="表格2.A1" office:value-type="string">
                  <text:p text:style-name="P10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7"/>
                </table:table-cell>
              </table:table-row>
              <table:table-row table:style-name="表格2.1">
                <table:table-cell table:style-name="表格2.A1" office:value-type="string">
                  <text:p text:style-name="P10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7"/>
                </table:table-cell>
              </table:table-row>
              <table:table-row table:style-name="表格2.1">
                <table:table-cell table:style-name="表格2.A1" office:value-type="string">
                  <text:p text:style-name="P10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8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8"/>
                </table:table-cell>
              </table:table-row>
              <table:table-row table:style-name="表格2.1">
                <table:table-cell table:style-name="表格2.A1" office:value-type="string">
                  <text:p text:style-name="P10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10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6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"><text:span text:style-name="T1">1. 版本</text:span><text:span text:style-name="T6"> </text:span><text:span text:style-name="T1">V00</text:span><text:span text:style-name="T3">5</text:span><text:span text:style-name="T6"> </text:span><text:span text:style-name="T1">Release, <text:s/>For yocto release </text:span><text:span text:style-name="T2">update</text:span><text:span text:style-name="T1">使用。</text:span></text:p>
            <text:p text:style-name="P14"><text:span text:style-name="T1">2. </text:span><text:span text:style-name="T5">BSP.bin </text:span><text:span text:style-name="T1">提供燒錄</text:span><text:span text:style-name="T4">EMMC所使用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9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9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9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9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9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2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5-16T11:31:26.991981591</dc:date>
    <meta:print-date>1900-12-31T16:00:00</meta:print-date>
    <meta:editing-cycles>26</meta:editing-cycles>
    <meta:editing-duration>PT45M26S</meta:editing-duration>
    <meta:generator>LibreOffice/4.2.6.3$Linux_X86_64 LibreOffice_project/420m0$Build-3</meta:generator>
    <meta:document-statistic meta:table-count="2" meta:image-count="0" meta:object-count="0" meta:page-count="1" meta:paragraph-count="48" meta:word-count="121" meta:character-count="282" meta:non-whitespace-character-count="2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